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show databases;</text:p>
      <text:p text:style-name="Standard">-- CREATE DATABASE soap_store;</text:p>
      <text:p text:style-name="Standard">-- CREATE DATABASE pet_shop;</text:p>
      <text:p text:style-name="Standard">-- CREATE DATABASE SlimeStore;</text:p>
      <text:p text:style-name="Standard">-- CREATE DATABASE chicken_coop;</text:p>
      <text:p text:style-name="Standard">-- DROP database SlimeStore;</text:p>
      <text:p text:style-name="Standard">-- <text:s/>USE chicken_coop;</text:p>
      <text:p text:style-name="Standard">-- select database();</text:p>
      <text:p text:style-name="Standard">-- USE pet_shop;</text:p>
      <text:p text:style-name="Standard">-- CREATE TABLE cats (</text:p>
      <text:p text:style-name="Standard">-- <text:s text:c="4"/>name VARCHAR(50),</text:p>
      <text:p text:style-name="Standard">-- <text:s text:c="4"/>age INT</text:p>
      <text:p text:style-name="Standard">-- );</text:p>
      <text:p text:style-name="Standard">-- CREATE TABLE dogs (</text:p>
      <text:p text:style-name="Standard">-- <text:s text:c="4"/>name VARCHAR(50),</text:p>
      <text:p text:style-name="Standard">-- <text:s text:c="4"/>breed VARCHAR(50),</text:p>
      <text:p text:style-name="Standard">-- <text:s text:c="4"/>age INT</text:p>
      <text:p text:style-name="Standard">-- );</text:p>
      <text:p text:style-name="Standard">-- SHOW tables;</text:p>
      <text:p text:style-name="Standard">-- SHOW COLUMNS FROM cats;</text:p>
      <text:p text:style-name="Standard">-- SHOW COLUMNS FROM dogs;</text:p>
      <text:p text:style-name="Standard">-- DESC cats;</text:p>
      <text:p text:style-name="Standard">-- DESC dogs;</text:p>
      <text:p text:style-name="Standard">-- DROP TABLE cats;</text:p>
      <text:p text:style-name="Standard">-- DROP TABLE dogs;</text:p>
      <text:p text:style-name="Standard"/>
      <text:p text:style-name="Standard">-- exersise</text:p>
      <text:p text:style-name="Standard">-- Create the table:</text:p>
      <text:p text:style-name="Standard">-- CREATE TABLE pastries</text:p>
      <text:p text:style-name="Standard">-- <text:s text:c="2"/>(</text:p>
      <text:p text:style-name="Standard">-- <text:s text:c="4"/>name VARCHAR(50),</text:p>
      <text:p text:style-name="Standard">-- <text:s text:c="4"/>quantity INT</text:p>
      <text:p text:style-name="Standard">-- <text:s text:c="2"/>);</text:p>
      <text:p text:style-name="Standard">-- View tables:</text:p>
      <text:p text:style-name="Standard">-- SHOW TABLES;</text:p>
      <text:p text:style-name="Standard">-- View details of pastries table:</text:p>
      <text:p text:style-name="Standard">-- DESC pastries;</text:p>
      <text:p text:style-name="Standard">-- Delete the whole pastries table:</text:p>
      <text:p text:style-name="Standard">-- DROP TABLE pastries;</text:p>
      <text:p text:style-name="Standard"/>
      <text:p text:style-name="Standard">-- insert data</text:p>
      <text:p text:style-name="Standard">-- CREATE TABLE cats (</text:p>
      <text:p text:style-name="Standard">-- <text:s text:c="4"/>name VARCHAR(50),</text:p>
      <text:p text:style-name="Standard">-- <text:s text:c="4"/>age INT</text:p>
      <text:p text:style-name="Standard">-- );</text:p>
      <text:p text:style-name="Standard">-- Insert a cat:</text:p>
      <text:p text:style-name="Standard">-- INSERT INTO cats (name, age) </text:p>
      <text:p text:style-name="Standard">-- VALUES ('Blue Steele', 5);-- And another:</text:p>
      <text:p text:style-name="Standard">-- INSERT INTO cats (name, age) </text:p>
      <text:p text:style-name="Standard">-- VALUES ('Jenkins', 7);</text:p>
      <text:p text:style-name="Standard">-- To view all rows in our table:</text:p>
      <text:p text:style-name="Standard">-- SELECT * FROM cats;</text:p>
      <text:p text:style-name="Standard"><text:soft-page-break/></text:p>
      <text:p text:style-name="Standard">-- Single insert (switching order of name and age)</text:p>
      <text:p text:style-name="Standard">-- INSERT INTO cats (age, name) </text:p>
      <text:p text:style-name="Standard">-- VALUES </text:p>
      <text:p text:style-name="Standard">-- <text:s text:c="2"/>(2, 'Beth');</text:p>
      <text:p text:style-name="Standard"/>
      <text:p text:style-name="Standard">-- Multiple Insert:</text:p>
      <text:p text:style-name="Standard"/>
      <text:p text:style-name="Standard">-- INSERT INTO cats (name, age) </text:p>
      <text:p text:style-name="Standard">-- VALUES </text:p>
      <text:p text:style-name="Standard">-- <text:s text:c="2"/>('Meatball', 5), </text:p>
      <text:p text:style-name="Standard">-- <text:s text:c="2"/>('Turkey', 1), </text:p>
      <text:p text:style-name="Standard">-- <text:s text:c="2"/>('Potato Face', 15);</text:p>
      <text:p text:style-name="Standard">-- <text:s text:c="2"/>SELECT * FROM cats;</text:p>
      <text:p text:style-name="Standard"/>
      <text:p text:style-name="Standard">-- INSERT Challenge Solution Code</text:p>
      <text:p text:style-name="Standard"/>
      <text:p text:style-name="Standard">-- CREATE TABLE people</text:p>
      <text:p text:style-name="Standard">-- <text:s text:c="2"/>(</text:p>
      <text:p text:style-name="Standard">-- <text:s text:c="4"/>first_name VARCHAR(20),</text:p>
      <text:p text:style-name="Standard">-- <text:s text:c="4"/>last_name VARCHAR(20),</text:p>
      <text:p text:style-name="Standard">-- <text:s text:c="4"/>age INT</text:p>
      <text:p text:style-name="Standard">-- <text:s text:c="2"/>);</text:p>
      <text:p text:style-name="Standard">-- INSERT INTO people(first_name, last_name, age)</text:p>
      <text:p text:style-name="Standard">-- VALUES ('Tina', 'Belcher', 13);</text:p>
      <text:p text:style-name="Standard">-- INSERT INTO people(age, last_name, first_name)</text:p>
      <text:p text:style-name="Standard">-- VALUES (42, 'Belcher', 'Bob');</text:p>
      <text:p text:style-name="Standard">-- INSERT INTO people(first_name, last_name, age)</text:p>
      <text:p text:style-name="Standard">-- VALUES</text:p>
      <text:p text:style-name="Standard">-- <text:s text:c="4"/>('Linda', 'Belcher', 45),</text:p>
      <text:p text:style-name="Standard">-- <text:s text:c="4"/>('Phillip', 'Frond', 38),</text:p>
      <text:p text:style-name="Standard">-- <text:s text:c="4"/>('Calvin', 'Fischoeder', 70);</text:p>
      <text:p text:style-name="Standard">-- DROP TABLE people;</text:p>
      <text:p text:style-name="Standard">-- SELECT * FROM people;</text:p>
      <text:p text:style-name="Standard">-- SHOW TABLES;</text:p>
      <text:p text:style-name="Standard"/>
      <text:p text:style-name="Standard">-- Using NOT NULL:</text:p>
      <text:p text:style-name="Standard"/>
      <text:p text:style-name="Standard">-- CREATE TABLE cats2 ( -- name age can not be null</text:p>
      <text:p text:style-name="Standard">-- <text:s text:c="4"/>name VARCHAR(100) NOT NULL,</text:p>
      <text:p text:style-name="Standard">-- <text:s text:c="4"/>age INT NOT NULL</text:p>
      <text:p text:style-name="Standard">-- );</text:p>
      <text:p text:style-name="Standard">-- insert into cats2(name,age)values('bilbo',19);</text:p>
      <text:p text:style-name="Standard">-- select * from cats2;</text:p>
      <text:p text:style-name="Standard">-- desc cats2;</text:p>
      <text:p text:style-name="Standard"/>
      <text:p text:style-name="Standard">-- Define a table with a DEFAULT name specified:</text:p>
      <text:p text:style-name="Standard"/>
      <text:p text:style-name="Standard">-- CREATE TABLE cats3 <text:s/>( <text:s text:c="3"/></text:p>
      <text:p text:style-name="Standard">-- <text:s text:c="4"/>name VARCHAR(20) DEFAULT 'no name provided', <text:s text:c="3"/></text:p>
      <text:p text:style-name="Standard">-- <text:s text:c="4"/>age INT DEFAULT 99 <text:s/></text:p>
      <text:p text:style-name="Standard">-- );</text:p>
      <text:p text:style-name="Standard"><text:soft-page-break/>-- Notice the change when you describe the table:</text:p>
      <text:p text:style-name="Standard">-- DESC cats3;</text:p>
      <text:p text:style-name="Standard">-- Insert a cat without a name:</text:p>
      <text:p text:style-name="Standard">-- INSERT INTO cats3(age) VALUES(13);</text:p>
      <text:p text:style-name="Standard">-- Or a nameless, ageless cat:</text:p>
      <text:p text:style-name="Standard">-- INSERT INTO cats3() VALUES();</text:p>
      <text:p text:style-name="Standard"/>
      <text:p text:style-name="Standard">-- Combine NOT NULL and DEFAULT:</text:p>
      <text:p text:style-name="Standard"/>
      <text:p text:style-name="Standard">-- CREATE TABLE cats4 <text:s/>( <text:s text:c="3"/></text:p>
      <text:p text:style-name="Standard">-- <text:s text:c="4"/>name VARCHAR(20) NOT NULL DEFAULT 'unnamed', <text:s text:c="3"/></text:p>
      <text:p text:style-name="Standard">-- <text:s text:c="4"/>age INT NOT NULL DEFAULT 99 </text:p>
      <text:p text:style-name="Standard">-- );</text:p>
      <text:p text:style-name="Standard"/>
      <text:p text:style-name="Standard">-- One way of specifying a PRIMARY KEY</text:p>
      <text:p text:style-name="Standard"/>
      <text:p text:style-name="Standard">-- CREATE TABLE unique_cats (</text:p>
      <text:p text:style-name="Standard">-- <text:tab/>cat_id INT PRIMARY KEY,</text:p>
      <text:p text:style-name="Standard">-- <text:s text:c="4"/>name VARCHAR(100) NOT NULL,</text:p>
      <text:p text:style-name="Standard">-- <text:s text:c="4"/>age INT NOT NULL</text:p>
      <text:p text:style-name="Standard">-- );</text:p>
      <text:p text:style-name="Standard">-- desc unique_cats;</text:p>
      <text:p text:style-name="Standard">-- Another option:</text:p>
      <text:p text:style-name="Standard">-- CREATE TABLE unique_cats2 (</text:p>
      <text:p text:style-name="Standard">-- <text:tab/>cat_id INT,</text:p>
      <text:p text:style-name="Standard">-- <text:s text:c="4"/>name VARCHAR(100) NOT NULL,</text:p>
      <text:p text:style-name="Standard">-- <text:s text:c="4"/>age INT NOT NULL,</text:p>
      <text:p text:style-name="Standard">-- <text:s text:c="4"/>PRIMARY KEY (cat_id)</text:p>
      <text:p text:style-name="Standard">-- );</text:p>
      <text:p text:style-name="Standard"/>
      <text:p text:style-name="Standard">-- <text:s/>AUTO_INCREMENT</text:p>
      <text:p text:style-name="Standard"/>
      <text:p text:style-name="Standard">-- CREATE TABLE unique_cats3 (</text:p>
      <text:p text:style-name="Standard">-- <text:s text:c="4"/>cat_id INT AUTO_INCREMENT,</text:p>
      <text:p text:style-name="Standard">-- <text:s text:c="4"/>name VARCHAR(100) NOT NULL,</text:p>
      <text:p text:style-name="Standard">-- <text:s text:c="4"/>age INT NOT NULL,</text:p>
      <text:p text:style-name="Standard">-- <text:s text:c="4"/>PRIMARY KEY (cat_id)</text:p>
      <text:p text:style-name="Standard">-- );</text:p>
      <text:p text:style-name="Standard">-- insert into unique_cats3(name,age) values('boingo',1),('tommy',5);</text:p>
      <text:p text:style-name="Standard">-- select * from unique_cats3;</text:p>
      <text:p text:style-name="Standard"/>
      <text:p text:style-name="Standard">-- exercise</text:p>
      <text:p text:style-name="Standard"/>
      <text:p text:style-name="Standard">-- Defining employees table</text:p>
      <text:p text:style-name="Standard"/>
      <text:p text:style-name="Standard">-- CREATE TABLE employees (</text:p>
      <text:p text:style-name="Standard">-- <text:s text:c="4"/>id INT AUTO_INCREMENT,</text:p>
      <text:p text:style-name="Standard">-- <text:s text:c="4"/>first_name VARCHAR(255) NOT NULL,</text:p>
      <text:p text:style-name="Standard">-- <text:s text:c="4"/>last_name VARCHAR(255) NOT NULL,</text:p>
      <text:p text:style-name="Standard">-- <text:s text:c="4"/>middle_name VARCHAR(255),</text:p>
      <text:p text:style-name="Standard">-- <text:s text:c="4"/>age INT NOT NULL,</text:p>
      <text:p text:style-name="Standard">-- <text:s text:c="4"/>current_status VARCHAR(255) NOT NULL DEFAULT 'employed',</text:p>
      <text:p text:style-name="Standard"><text:soft-page-break/>-- <text:s text:c="4"/>PRIMARY KEY(id)</text:p>
      <text:p text:style-name="Standard">-- );</text:p>
      <text:p text:style-name="Standard">-- Another way of defining the primary key:</text:p>
      <text:p text:style-name="Standard"/>
      <text:p text:style-name="Standard">-- CREATE TABLE employees (</text:p>
      <text:p text:style-name="Standard">-- <text:s text:c="4"/>id INT AUTO_INCREMENT PRIMARY KEY,</text:p>
      <text:p text:style-name="Standard">-- <text:s text:c="4"/>first_name VARCHAR(255) NOT NULL,</text:p>
      <text:p text:style-name="Standard">-- <text:s text:c="4"/>last_name VARCHAR(255) NOT NULL,</text:p>
      <text:p text:style-name="Standard">-- <text:s text:c="4"/>middle_name VARCHAR(255),</text:p>
      <text:p text:style-name="Standard">-- <text:s text:c="4"/>age INT NOT NULL,</text:p>
      <text:p text:style-name="Standard">-- <text:s text:c="4"/>current_status VARCHAR(255) NOT NULL DEFAULT 'employed'</text:p>
      <text:p text:style-name="Standard">-- );</text:p>
      <text:p text:style-name="Standard">-- A test INSERT:</text:p>
      <text:p text:style-name="Standard">-- INSERT INTO employees(first_name, last_name, age) VALUES</text:p>
      <text:p text:style-name="Standard">-- ('Dora', 'Smith', 58);</text:p>
      <text:p text:style-name="Standard"/>
      <text:p text:style-name="Standard">-- CRUD</text:p>
      <text:p text:style-name="Standard"/>
      <text:p text:style-name="Standard">-- Drop the current cats table (if you have one)</text:p>
      <text:p text:style-name="Standard">-- DROP TABLE cats;</text:p>
      <text:p text:style-name="Standard">-- Create the new cats table:</text:p>
      <text:p text:style-name="Standard">-- CREATE TABLE cats (</text:p>
      <text:p text:style-name="Standard">-- <text:s text:c="4"/>cat_id INT AUTO_INCREMENT,</text:p>
      <text:p text:style-name="Standard">-- <text:s text:c="4"/>name VARCHAR(100),</text:p>
      <text:p text:style-name="Standard">-- <text:s text:c="4"/>breed VARCHAR(100),</text:p>
      <text:p text:style-name="Standard">-- <text:s text:c="4"/>age INT,</text:p>
      <text:p text:style-name="Standard">-- <text:s text:c="4"/>PRIMARY KEY (cat_id)</text:p>
      <text:p text:style-name="Standard">-- ); </text:p>
      <text:p text:style-name="Standard">-- Insert some cats:</text:p>
      <text:p text:style-name="Standard">-- INSERT INTO cats(name, breed, age) </text:p>
      <text:p text:style-name="Standard">-- VALUES ('Ringo', 'Tabby', 4),</text:p>
      <text:p text:style-name="Standard">-- <text:s text:c="7"/>('Cindy', 'Maine Coon', 10),</text:p>
      <text:p text:style-name="Standard">-- <text:s text:c="7"/>('Dumbledore', 'Maine Coon', 11),</text:p>
      <text:p text:style-name="Standard">-- <text:s text:c="7"/>('Egg', 'Persian', 4),</text:p>
      <text:p text:style-name="Standard">-- <text:s text:c="7"/>('Misty', 'Tabby', 13),</text:p>
      <text:p text:style-name="Standard">-- <text:s text:c="7"/>('George Michael', 'Ragdoll', 9),</text:p>
      <text:p text:style-name="Standard">-- <text:s text:c="7"/>('Jackson', 'Sphynx', 7);</text:p>
      <text:p text:style-name="Standard">-- To get all the columns:</text:p>
      <text:p text:style-name="Standard">-- SELECT * FROM cats;</text:p>
      <text:p text:style-name="Standard">-- To only get the age column:</text:p>
      <text:p text:style-name="Standard">-- SELECT age FROM cats;</text:p>
      <text:p text:style-name="Standard">-- To select multiple specific columns:</text:p>
      <text:p text:style-name="Standard">-- SELECT name, breed FROM cats;</text:p>
      <text:p text:style-name="Standard"/>
      <text:p text:style-name="Standard">-- Use where to specify a condition:</text:p>
      <text:p text:style-name="Standard"/>
      <text:p text:style-name="Standard">-- SELECT * FROM cats WHERE age = 4;</text:p>
      <text:p text:style-name="Standard">-- SELECT name,age FROM cats WHERE age = 4;</text:p>
      <text:p text:style-name="Standard">-- SELECT * FROM cats WHERE name ='Egg';</text:p>
      <text:p text:style-name="Standard">-- exercise</text:p>
      <text:p text:style-name="Standard">-- select cat_id from cats;</text:p>
      <text:p text:style-name="Standard">-- select name,breed from cats;</text:p>
      <text:p text:style-name="Standard"><text:soft-page-break/>-- select name,age from cats where breed='Tabby';</text:p>
      <text:p text:style-name="Standard">-- select cat_id,age from cats where cat_id=age;</text:p>
      <text:p text:style-name="Standard"/>
      <text:p text:style-name="Standard">-- Use 'AS' to alias a column in your results (it doesn't actually change the name of the column in the table)</text:p>
      <text:p text:style-name="Standard">-- SELECT cat_id AS id, name FROM cats;</text:p>
      <text:p text:style-name="Standard"/>
      <text:p text:style-name="Standard">-- CODE: Updating Data</text:p>
      <text:p text:style-name="Standard">-- Change tabby cats to shorthair:</text:p>
      <text:p text:style-name="Standard">-- UPDATE cats SET breed='Shorthair' WHERE breed='Tabby';</text:p>
      <text:p text:style-name="Standard">-- Another update:</text:p>
      <text:p text:style-name="Standard">-- UPDATE cats SET age=14 WHERE name='Misty';</text:p>
      <text:p text:style-name="Standard"/>
      <text:p text:style-name="Standard">-- exercise</text:p>
      <text:p text:style-name="Standard"/>
      <text:p text:style-name="Standard">-- CODE: Update Challenges Solution</text:p>
      <text:p text:style-name="Standard"/>
      <text:p text:style-name="Standard">-- SELECT * FROM cats WHERE name='Jackson'; </text:p>
      <text:p text:style-name="Standard">-- UPDATE cats SET name='Jack' WHERE name='Jackson'; </text:p>
      <text:p text:style-name="Standard">-- SELECT * FROM cats WHERE name='Jackson'; </text:p>
      <text:p text:style-name="Standard">-- SELECT * FROM cats WHERE name='Jack'; </text:p>
      <text:p text:style-name="Standard">-- SELECT * FROM cats WHERE name='Ringo'; </text:p>
      <text:p text:style-name="Standard">-- UPDATE cats SET breed='British Shorthair' WHERE name='Ringo'; </text:p>
      <text:p text:style-name="Standard">-- SELECT * FROM cats WHERE name='Ringo'; </text:p>
      <text:p text:style-name="Standard">-- SELECT * FROM cats; </text:p>
      <text:p text:style-name="Standard">-- SELECT * FROM cats WHERE breed='Maine Coon'; </text:p>
      <text:p text:style-name="Standard">-- UPDATE cats SET age=12 WHERE breed='Maine Coon'; </text:p>
      <text:p text:style-name="Standard">-- SELECT * FROM cats WHERE breed='Maine Coon';</text:p>
      <text:p text:style-name="Standard"/>
      <text:p text:style-name="Standard">-- delete</text:p>
      <text:p text:style-name="Standard"/>
      <text:p text:style-name="Standard">-- Delete all cats with name of 'Egg':</text:p>
      <text:p text:style-name="Standard">-- DELETE FROM cats WHERE name='Egg';</text:p>
      <text:p text:style-name="Standard">-- Delete all rows in the cats table:</text:p>
      <text:p text:style-name="Standard">-- DELETE FROM cats;</text:p>
      <text:p text:style-name="Standard"/>
      <text:p text:style-name="Standard">-- exercise</text:p>
      <text:p text:style-name="Standard"/>
      <text:p text:style-name="Standard">-- Delete all 4 year old cats:</text:p>
      <text:p text:style-name="Standard">-- DELETE FROM cats WHERE age=4;</text:p>
      <text:p text:style-name="Standard">-- Delete cats where cat_id is the same as their age:</text:p>
      <text:p text:style-name="Standard">-- DELETE FROM cats WHERE cat_id=age;</text:p>
      <text:p text:style-name="Standard">-- Delete all cats:</text:p>
      <text:p text:style-name="Standard">-- DELETE FROM cats;</text:p>
      <text:p text:style-name="Standard"/>
      <text:p text:style-name="Standard">-- CRUD challange</text:p>
      <text:p text:style-name="Standard"/>
      <text:p text:style-name="Standard">-- CREATE DATABASE shirts_db;</text:p>
      <text:p text:style-name="Standard">-- USE shirts_db;</text:p>
      <text:p text:style-name="Standard">-- CREATE TABLE shirts (</text:p>
      <text:p text:style-name="Standard">-- <text:s text:c="4"/>shirt_id INT AUTO_INCREMENT PRIMARY KEY,</text:p>
      <text:p text:style-name="Standard">-- <text:s text:c="4"/>article VARCHAR(50),</text:p>
      <text:p text:style-name="Standard"><text:soft-page-break/>-- <text:s text:c="4"/>color VARCHAR(50),</text:p>
      <text:p text:style-name="Standard">-- <text:s text:c="4"/>shirt_size VARCHAR(5),</text:p>
      <text:p text:style-name="Standard">-- <text:s text:c="4"/>last_worn INT</text:p>
      <text:p text:style-name="Standard">-- );</text:p>
      <text:p text:style-name="Standard">-- DESC shirts;</text:p>
      <text:p text:style-name="Standard">-- INSERT INTO shirts (article, color, shirt_size, last_worn) <text:s/></text:p>
      <text:p text:style-name="Standard">-- VALUES </text:p>
      <text:p text:style-name="Standard">-- <text:tab/>('t-shirt', 'white', 'S', 10),</text:p>
      <text:p text:style-name="Standard">-- <text:tab/>('t-shirt', 'green', 'S', 200),</text:p>
      <text:p text:style-name="Standard">-- <text:tab/>('polo shirt', 'black', 'M', 10),</text:p>
      <text:p text:style-name="Standard">-- <text:tab/>('tank top', 'blue', 'S', 50),</text:p>
      <text:p text:style-name="Standard">-- <text:tab/>('t-shirt', 'pink', 'S', 0),</text:p>
      <text:p text:style-name="Standard">-- <text:tab/>('polo shirt', 'red', 'M', 5),</text:p>
      <text:p text:style-name="Standard">-- <text:tab/>('tank top', 'white', 'S', 200),</text:p>
      <text:p text:style-name="Standard">-- <text:tab/>('tank top', 'blue', 'M', 15);</text:p>
      <text:p text:style-name="Standard">-- INSERT INTO shirts (article, color, shirt_size, last_worn)</text:p>
      <text:p text:style-name="Standard">-- VALUES ('polo shirt','purple', 'M', 50);</text:p>
      <text:p text:style-name="Standard">-- SELECT article, color FROM shirts;</text:p>
      <text:p text:style-name="Standard">-- SELECT * FROM shirts WHERE shirt_size='M';</text:p>
      <text:p text:style-name="Standard">-- SELECT article, color, shirt_size, last_worn FROM shirts WHERE shirt_size='M';</text:p>
      <text:p text:style-name="Standard">-- UPDATE shirts SET shirt_size = 'L'WHERE article = 'polo shirt';</text:p>
      <text:p text:style-name="Standard">-- UPDATE shirts SET last_worn = 0 WHERE last_worn = 15;</text:p>
      <text:p text:style-name="Standard">-- UPDATE shirts SET color = 'off white', shirt_size = 'XS' WHERE color = 'white';</text:p>
      <text:p text:style-name="Standard">-- SELECT * FROM shirts WHERE last_worn=200;</text:p>
      <text:p text:style-name="Standard">-- DELETE FROM shirts WHERE last_worn=200;</text:p>
      <text:p text:style-name="Standard">-- SELECT * FROM shirts WHERE article='tank top';</text:p>
      <text:p text:style-name="Standard">-- DELETE FROM shirts WHERE article='tank top';</text:p>
      <text:p text:style-name="Standard">-- SELECT * FROM shirts;</text:p>
      <text:p text:style-name="Standard">-- DELETE FROM shirts;</text:p>
      <text:p text:style-name="Standard">-- DROP TABLE shirts;</text:p>
      <text:p text:style-name="Standard">-- show tables;</text:p>
      <text:p text:style-name="Standard">-- DESC shirts; <text:s/></text:p>
      <text:p text:style-name="Standard"/>
      <text:p text:style-name="Standard">-- String function</text:p>
      <text:p text:style-name="Standard"/>
      <text:p text:style-name="Standard">-- CREATE DATABASE book_shop;</text:p>
      <text:p text:style-name="Standard">-- <text:s/>USE book_shop;</text:p>
      <text:p text:style-name="Standard">-- CREATE TABLE books </text:p>
      <text:p text:style-name="Standard">-- <text:tab/>(</text:p>
      <text:p text:style-name="Standard">-- <text:tab/><text:tab/>book_id INT AUTO_INCREMENT,</text:p>
      <text:p text:style-name="Standard">-- <text:tab/><text:tab/>title VARCHAR(100),</text:p>
      <text:p text:style-name="Standard">-- <text:tab/><text:tab/>author_fname VARCHAR(100),</text:p>
      <text:p text:style-name="Standard">-- <text:tab/><text:tab/>author_lname VARCHAR(100),</text:p>
      <text:p text:style-name="Standard">-- <text:tab/><text:tab/>released_year INT,</text:p>
      <text:p text:style-name="Standard">-- <text:tab/><text:tab/>stock_quantity INT,</text:p>
      <text:p text:style-name="Standard">-- <text:tab/><text:tab/>pages INT,</text:p>
      <text:p text:style-name="Standard">-- <text:tab/><text:tab/>PRIMARY KEY(book_id)</text:p>
      <text:p text:style-name="Standard">-- <text:tab/>);</text:p>
      <text:p text:style-name="Standard"/>
      <text:p text:style-name="Standard">-- INSERT INTO books (title, author_fname, author_lname, released_year, stock_quantity, pages)</text:p>
      <text:p text:style-name="Standard">-- VALUES</text:p>
      <text:p text:style-name="Standard">-- ('The Namesake', 'Jhumpa', 'Lahiri', 2003, 32, 291),</text:p>
      <text:p text:style-name="Standard"><text:soft-page-break/>-- ('Norse Mythology', 'Neil', 'Gaiman',2016, 43, 304),</text:p>
      <text:p text:style-name="Standard">-- ('American Gods', 'Neil', 'Gaiman', 2001, 12, 465),</text:p>
      <text:p text:style-name="Standard">-- ('Interpreter of Maladies', 'Jhumpa', 'Lahiri', 1996, 97, 198),</text:p>
      <text:p text:style-name="Standard">-- ('A Hologram for the King: A Novel', 'Dave', 'Eggers', 2012, 154, 352),</text:p>
      <text:p text:style-name="Standard">-- ('The Circle', 'Dave', 'Eggers', 2013, 26, 504),</text:p>
      <text:p text:style-name="Standard">-- ('The Amazing Adventures of Kavalier &amp; Clay', 'Michael', 'Chabon', 2000, 68, 634),</text:p>
      <text:p text:style-name="Standard">-- ('Just Kids', 'Patti', 'Smith', 2010, 55, 304),</text:p>
      <text:p text:style-name="Standard">-- ('A Heartbreaking Work of Staggering Genius', 'Dave', 'Eggers', 2001, 104, 437),</text:p>
      <text:p text:style-name="Standard">-- ('Coraline', 'Neil', 'Gaiman', 2003, 100, 208),</text:p>
      <text:p text:style-name="Standard">-- ('What We Talk About When We Talk About Love: Stories', 'Raymond', 'Carver', 1981, 23, 176),</text:p>
      <text:p text:style-name="Standard">-- ("Where I'm Calling From: Selected Stories", 'Raymond', 'Carver', 1989, 12, 526),</text:p>
      <text:p text:style-name="Standard">-- ('White Noise', 'Don', 'DeLillo', 1985, 49, 320),</text:p>
      <text:p text:style-name="Standard">-- ('Cannery Row', 'John', 'Steinbeck', 1945, 95, 181),</text:p>
      <text:p text:style-name="Standard">-- ('Oblivion: Stories', 'David', 'Foster Wallace', 2004, 172, 329),</text:p>
      <text:p text:style-name="Standard">-- ('Consider the Lobster', 'David', 'Foster Wallace', 2005, 92, 343);</text:p>
      <text:p text:style-name="Standard">-- select * from books;</text:p>
      <text:p text:style-name="Standard">-- CONCAT--</text:p>
      <text:p text:style-name="Standard">-- SELECT CONCAT('pi', 'ckle');</text:p>
      <text:p text:style-name="Standard">-- SELECT CONCAT(author_fname,' ', author_lname) AS author_name FROM books;</text:p>
      <text:p text:style-name="Standard">-- SELECT CONCAT_WS('-',title, author_fname, author_lname) FROM books;</text:p>
      <text:p text:style-name="Standard">-- SUBSTRING--</text:p>
      <text:p text:style-name="Standard">-- SELECT SUBSTRING('Hello World', 1, 4);</text:p>
      <text:p text:style-name="Standard">-- SELECT SUBSTRING('Hello World', 7);</text:p>
      <text:p text:style-name="Standard">-- SELECT SUBSTRING('Hello World', -3);</text:p>
      <text:p text:style-name="Standard">-- SELECT SUBSTRING(title, 1, 10) AS 'short title' FROM books;</text:p>
      <text:p text:style-name="Standard">-- SELECT SUBSTR(title, 1, 10) AS 'short title' FROM books;</text:p>
      <text:p text:style-name="Standard">-- combine concat + substring--</text:p>
      <text:p text:style-name="Standard">-- SELECT CONCAT(SUBSTRING(title, 1, 10),'...') AS 'short title' FROM books;</text:p>
      <text:p text:style-name="Standard"/>
      <text:p text:style-name="Standard">-- replace-- we have to remember that data wil not update--just change the way of look</text:p>
      <text:p text:style-name="Standard"/>
      <text:p text:style-name="Standard">-- SELECT REPLACE('Hello World', 'Hell', '%$#@');</text:p>
      <text:p text:style-name="Standard">-- SELECT REPLACE('Hello World', 'l', '7');</text:p>
      <text:p text:style-name="Standard">-- SELECT REPLACE('Hello World', 'o', '0');</text:p>
      <text:p text:style-name="Standard">-- SELECT REPLACE('HellO World', 'o', '*');</text:p>
      <text:p text:style-name="Standard">-- SELECT REPLACE('cheese bread coffee milk', ' ', ' and ');</text:p>
      <text:p text:style-name="Standard">-- SELECT REPLACE(title, 'e ', '3') FROM books;</text:p>
      <text:p text:style-name="Standard">-- SELECT REPLACE(title, ' ', '-') FROM books;</text:p>
      <text:p text:style-name="Standard"/>
      <text:p text:style-name="Standard">-- REVERSE--</text:p>
      <text:p text:style-name="Standard"/>
      <text:p text:style-name="Standard">-- SELECT REVERSE('Hello World');</text:p>
      <text:p text:style-name="Standard">-- SELECT REVERSE('meow meow');</text:p>
      <text:p text:style-name="Standard">-- SELECT REVERSE(author_fname) FROM books;</text:p>
      <text:p text:style-name="Standard">-- SELECT CONCAT('woof', REVERSE('woof'));</text:p>
      <text:p text:style-name="Standard">-- SELECT CONCAT(author_fname,' ',REVERSE(author_fname)) FROM books;</text:p>
      <text:p text:style-name="Standard"/>
      <text:p text:style-name="Standard">-- CHAR_LENGTH-- measured by character</text:p>
      <text:p text:style-name="Standard"/>
      <text:p text:style-name="Standard">-- SELECT CHAR_LENGTH('Hello World');</text:p>
      <text:p text:style-name="Standard">-- SELECT CHAR_LENGTH(title) as length, title FROM books;</text:p>
      <text:p text:style-name="Standard">-- SELECT author_lname, CHAR_LENGTH(author_lname) AS 'length' FROM books;</text:p>
      <text:p text:style-name="Standard"><text:soft-page-break/>-- SELECT CONCAT(author_lname, ' is ', CHAR_LENGTH(author_lname), ' characters long') FROM books;</text:p>
      <text:p text:style-name="Standard"/>
      <text:p text:style-name="Standard">-- LENGTH--measured by byte</text:p>
      <text:p text:style-name="Standard"/>
      <text:p text:style-name="Standard">-- SELECT LENGTH('Hello World');</text:p>
      <text:p text:style-name="Standard"/>
      <text:p text:style-name="Standard">-- UPPER=&gt;UCASE/LOWER=&gt;LCASE case--</text:p>
      <text:p text:style-name="Standard"/>
      <text:p text:style-name="Standard">-- SELECT UPPER('Hello World'); </text:p>
      <text:p text:style-name="Standard">-- SELECT LOWER('Hello World');</text:p>
      <text:p text:style-name="Standard">-- SELECT UPPER(title) FROM books;</text:p>
      <text:p text:style-name="Standard">-- SELECT CONCAT('MY FAVORITE BOOK IS ', UPPER(title),' !!!') FROM books;</text:p>
      <text:p text:style-name="Standard">-- SELECT CONCAT('MY FAVORITE BOOK IS ', LOWER(title)) FROM books;</text:p>
      <text:p text:style-name="Standard"/>
      <text:p text:style-name="Standard">-- others function--</text:p>
      <text:p text:style-name="Standard"/>
      <text:p text:style-name="Standard">-- SELECT INSERT('Hello Bobby', 6, 0, 'There'); </text:p>
      <text:p text:style-name="Standard">-- SELECT INSERT('Hello Bobby', 6, 0, ' There'); </text:p>
      <text:p text:style-name="Standard">-- SELECT INSERT('Hello Bobby', 6, 4, ' There'); </text:p>
      <text:p text:style-name="Standard">-- SELECT LEFT('omghahalol!', 3);</text:p>
      <text:p text:style-name="Standard">-- SELECT RIGHT('omghahalol!', 4);</text:p>
      <text:p text:style-name="Standard">-- SELECT REPEAT('ha', 4);</text:p>
      <text:p text:style-name="Standard">-- SELECT TRIM(' <text:s/>pickle <text:s/>');-- trim is used for remove extra spaces starting and ending space</text:p>
      <text:p text:style-name="Standard">-- SELECT TRIM(Leading '.' from '.........pickle.........');</text:p>
      <text:p text:style-name="Standard">-- SELECT TRIM(trailing '.' from '.........pickle.........');</text:p>
      <text:p text:style-name="Standard">-- SELECT TRIM(both '.' from '.........pickle.........');</text:p>
      <text:p text:style-name="Standard"/>
      <text:p text:style-name="Standard">-- exercise-- </text:p>
      <text:p text:style-name="Standard"/>
      <text:p text:style-name="Standard">-- SELECT REVERSE(UPPER('Why does my cat look at me with such hatred?'));</text:p>
      <text:p text:style-name="Standard">-- select replace(concat('I', ' ', 'like',' ' ,'cats'),' ' ,'-');</text:p>
      <text:p text:style-name="Standard">-- SELECT REPLACE(title, ' ', '-&gt;') AS title FROM books;</text:p>
      <text:p text:style-name="Standard">-- SELECT author_lname AS forwards, REVERSE(author_lname) AS backwards FROM books;</text:p>
      <text:p text:style-name="Standard">-- SELECT UPPER(CONCAT(author_fname, ' ', author_lname)) AS 'full name in caps' FROM books;</text:p>
      <text:p text:style-name="Standard">-- SELECT CONCAT(title, ' was released in ', released_year) AS blurb FROM books;</text:p>
      <text:p text:style-name="Standard">-- SELECT title, CHAR_LENGTH(title) AS character_count FROM books;</text:p>
      <text:p text:style-name="Standard">-- SELECT CONCAT(SUBSTR(title, 1, 10), '...') AS short_title,CONCAT(author_lname, ',', author_fname) AS author,CONCAT(stock_quantity, ' in stock') AS quantity FROM books;</text:p>
      <text:p text:style-name="Standard"/>
      <text:p text:style-name="Standard">-- REFINING SELECTION--</text:p>
      <text:p text:style-name="Standard"/>
      <text:p text:style-name="Standard">-- Adding sum new books--</text:p>
      <text:p text:style-name="Standard">-- INSERT INTO books</text:p>
      <text:p text:style-name="Standard">-- <text:s text:c="4"/>(title, author_fname, author_lname, released_year, stock_quantity, pages)</text:p>
      <text:p text:style-name="Standard">-- <text:s text:c="4"/>VALUES ('10% Happier', 'Dan', 'Harris', 2014, 29, 256), </text:p>
      <text:p text:style-name="Standard">-- <text:s text:c="11"/>('fake_book', 'Freida', 'Harris', 2001, 287, 428),</text:p>
      <text:p text:style-name="Standard">-- <text:s text:c="11"/>('Lincoln In The Bardo', 'George', 'Saunders', 2017, 1000, 367);</text:p>
      <text:p text:style-name="Standard">-- select * from books;</text:p>
      <text:p text:style-name="Standard"/>
      <text:p text:style-name="Standard">-- Distinct result-- </text:p>
      <text:p text:style-name="Standard"><text:soft-page-break/>-- SELECT author_lname FROM books;</text:p>
      <text:p text:style-name="Standard">-- SELECT DISTINCT author_lname FROM books;</text:p>
      <text:p text:style-name="Standard">-- SELECT author_fname, author_lname FROM books;</text:p>
      <text:p text:style-name="Standard">-- SELECT DISTINCT CONCAT(author_fname,' ', author_lname) FROM books;</text:p>
      <text:p text:style-name="Standard">-- SELECT DISTINCT author_fname, author_lname FROM books;</text:p>
      <text:p text:style-name="Standard"/>
      <text:p text:style-name="Standard">-- order by--</text:p>
      <text:p text:style-name="Standard"/>
      <text:p text:style-name="Standard">-- SELECT * FROM books ORDER BY author_lname;</text:p>
      <text:p text:style-name="Standard">-- SELECT * FROM books ORDER BY author_lname DESC;</text:p>
      <text:p text:style-name="Standard">-- SELECT * FROM books ORDER BY released_year;</text:p>
      <text:p text:style-name="Standard">-- SELECT * FROM books ORDER BY released_year DESC;</text:p>
      <text:p text:style-name="Standard">-- SELECT book_id, author_fname, author_lname, pages FROM books ORDER BY 2 desc;</text:p>
      <text:p text:style-name="Standard">-- SELECT concat( author_fname, author_lname) as author FROM books ORDER BY author;</text:p>
      <text:p text:style-name="Standard">-- SELECT book_id, author_fname, author_lname, pages FROM books ORDER BY author_lname, author_fname;</text:p>
      <text:p text:style-name="Standard"/>
      <text:p text:style-name="Standard">-- LIMIT--</text:p>
      <text:p text:style-name="Standard"/>
      <text:p text:style-name="Standard">-- SELECT title FROM books LIMIT 3;</text:p>
      <text:p text:style-name="Standard">-- SELECT book_id,title,released_year FROM books order by released_year LIMIT 5;</text:p>
      <text:p text:style-name="Standard">-- SELECT book_id,title,released_year FROM books order by released_year desc LIMIT 5;</text:p>
      <text:p text:style-name="Standard">-- SELECT title FROM books LIMIT 1;</text:p>
      <text:p text:style-name="Standard">-- SELECT title FROM books LIMIT 10;</text:p>
      <text:p text:style-name="Standard">-- SELECT * FROM books LIMIT 1;</text:p>
      <text:p text:style-name="Standard">-- SELECT title, released_year FROM books ORDER BY released_year DESC LIMIT 5;</text:p>
      <text:p text:style-name="Standard">-- SELECT title, released_year FROM books ORDER BY released_year DESC LIMIT 1;</text:p>
      <text:p text:style-name="Standard">-- SELECT title, released_year FROM books ORDER BY released_year DESC LIMIT 14;</text:p>
      <text:p text:style-name="Standard">-- SELECT title, released_year FROM books ORDER BY released_year DESC LIMIT 0,5;</text:p>
      <text:p text:style-name="Standard">-- SELECT title, released_year FROM books ORDER BY released_year DESC LIMIT 1,5;</text:p>
      <text:p text:style-name="Standard">-- SELECT title, released_year FROM books ORDER BY released_year DESC LIMIT 0,3;</text:p>
      <text:p text:style-name="Standard">-- SELECT title, released_year FROM books ORDER BY released_year DESC LIMIT 1,3;</text:p>
      <text:p text:style-name="Standard">-- SELECT title, released_year FROM books ORDER BY released_year DESC LIMIT 10,1;</text:p>
      <text:p text:style-name="Standard">-- SELECT * FROM tbl LIMIT 95,18446744073709551615;</text:p>
      <text:p text:style-name="Standard">-- SELECT title FROM books LIMIT 5;</text:p>
      <text:p text:style-name="Standard">-- SELECT title FROM books LIMIT 5, 123219476457;</text:p>
      <text:p text:style-name="Standard">-- SELECT title FROM books LIMIT 5, 50;</text:p>
      <text:p text:style-name="Standard"/>
      <text:p text:style-name="Standard">-- like--</text:p>
      <text:p text:style-name="Standard"/>
      <text:p text:style-name="Standard">-- SELECT title, author_fname, author_lname, pages FROM books WHERE author_fname LIKE '%da%';</text:p>
      <text:p text:style-name="Standard">-- SELECT title, author_fname, author_lname, pages FROM books WHERE title LIKE '%:%';</text:p>
      <text:p text:style-name="Standard">-- SELECT title, author_fname, author_lname, pages FROM books WHERE title LIKE '%';</text:p>
      <text:p text:style-name="Standard">-- SELECT * FROM books WHERE author_fname LIKE '____';</text:p>
      <text:p text:style-name="Standard">-- SELECT * FROM books WHERE author_fname LIKE '_a_';</text:p>
      <text:p text:style-name="Standard"/>
      <text:p text:style-name="Standard">-- escaping wildcart--</text:p>
      <text:p text:style-name="Standard"/>
      <text:p text:style-name="Standard">-- To select books with '%' in their title:</text:p>
      <text:p text:style-name="Standard">-- SELECT * FROM books WHERE title LIKE '%\%%';</text:p>
      <text:p text:style-name="Standard">-- To select books with an underscore '_' in title:</text:p>
      <text:p text:style-name="Standard"><text:soft-page-break/>-- SELECT * FROM books WHERE title LIKE '%\_%';</text:p>
      <text:p text:style-name="Standard"/>
      <text:p text:style-name="Standard">-- exercise</text:p>
      <text:p text:style-name="Standard"/>
      <text:p text:style-name="Standard">-- SELECT title FROM books WHERE title LIKE '%stories%';</text:p>
      <text:p text:style-name="Standard">-- SELECT title, pages FROM books ORDER BY pages DESC LIMIT 1;</text:p>
      <text:p text:style-name="Standard">-- SELECT CONCAT(title, ' - ', released_year) AS summary FROM books ORDER BY released_year DESC LIMIT 3;</text:p>
      <text:p text:style-name="Standard">-- SELECT title, author_lname FROM books WHERE author_lname LIKE '% %';</text:p>
      <text:p text:style-name="Standard">-- SELECT title, released_year, stock_quantity FROM books ORDER BY stock_quantity LIMIT 3;</text:p>
      <text:p text:style-name="Standard">-- SELECT title, author_lname FROM books ORDER BY author_lname, title;</text:p>
      <text:p text:style-name="Standard">-- SELECT title, author_lname FROM books ORDER BY 2,1;</text:p>
      <text:p text:style-name="Standard">-- SELECT CONCAT('MY FAVORITE AUTHOR IS ',UPPER(author_fname),' ',UPPER(author_lname),'!') AS yell FROM books ORDER BY author_lname;</text:p>
      <text:p text:style-name="Standard"/>
      <text:p text:style-name="Standard">-- Aggregate Functions--</text:p>
      <text:p text:style-name="Standard"/>
      <text:p text:style-name="Standard">-- SELECT COUNT(*) FROM books;</text:p>
      <text:p text:style-name="Standard">-- SELECT COUNT(author_lname) FROM books;</text:p>
      <text:p text:style-name="Standard">-- SELECT COUNT(DISTINCT author_lname) FROM books;</text:p>
      <text:p text:style-name="Standard"/>
      <text:p text:style-name="Standard">-- group by--</text:p>
      <text:p text:style-name="Standard"/>
      <text:p text:style-name="Standard">-- SELECT author_lname FROM books GROUP BY author_lname;</text:p>
      <text:p text:style-name="Standard">-- SELECT author_lname, COUNT(*) FROM books GROUP BY author_lname;</text:p>
      <text:p text:style-name="Standard">-- SELECT author_lname, COUNT(*) AS books_written FROM books GROUP BY author_lname ORDER BY books_written DESC;</text:p>
      <text:p text:style-name="Standard">-- SELECT released_year, COUNT(*) <text:s/>FROM books GROUP BY released_year;</text:p>
      <text:p text:style-name="Standard"/>
      <text:p text:style-name="Standard">-- min / max without grroping</text:p>
      <text:p text:style-name="Standard"/>
      <text:p text:style-name="Standard">-- select count(*) from books;</text:p>
      <text:p text:style-name="Standard">-- SELECT min(released_year) FROM books;</text:p>
      <text:p text:style-name="Standard">-- SELECT MAX(pages) FROM books;</text:p>
      <text:p text:style-name="Standard">-- SELECT MIN(author_lname) FROM books;</text:p>
      <text:p text:style-name="Standard">-- SELECT MIN(author_lname),max(author_lname) FROM books;</text:p>
      <text:p text:style-name="Standard"/>
      <text:p text:style-name="Standard">-- sub query</text:p>
      <text:p text:style-name="Standard"/>
      <text:p text:style-name="Standard">-- SELECT title, pages FROM books WHERE pages = (SELECT MAX(pages) FROM books);</text:p>
      <text:p text:style-name="Standard">-- insert into books (title,pages)values('my life in word',634);</text:p>
      <text:p text:style-name="Standard">-- SELECT title, pages FROM books WHERE pages = (SELECT MAX(pages) FROM books);</text:p>
      <text:p text:style-name="Standard">-- SELECT MIN(released_year) FROM books;</text:p>
      <text:p text:style-name="Standard">-- SELECT title, released_year FROM books WHERE released_year = (SELECT MIN(released_year) FROM books); </text:p>
      <text:p text:style-name="Standard"/>
      <text:p text:style-name="Standard">-- grouping by multiple columns</text:p>
      <text:p text:style-name="Standard"/>
      <text:p text:style-name="Standard">-- SELECT author_fname, author_lname FROM books;</text:p>
      <text:p text:style-name="Standard">-- SET sql_mode=(SELECT REPLACE(@@sql_mode,'ONLY_FULL_GROUP_BY','')); -- for 1055 error</text:p>
      <text:p text:style-name="Standard">-- SELECT author_fname, author_lname FROM books GROUP BY author_lname;</text:p>
      <text:p text:style-name="Standard"><text:soft-page-break/>-- SELECT author_lname, COUNT(*) FROM books GROUP BY author_lname;</text:p>
      <text:p text:style-name="Standard">-- SELECT <text:s/>author_lname, COUNT(*) FROM books GROUP BY author_lname, author_fname;</text:p>
      <text:p text:style-name="Standard">-- SELECT author_fname, author_lname, COUNT(*) FROM books GROUP BY author_lname, author_fname;</text:p>
      <text:p text:style-name="Standard">-- SELECT CONCAT(author_fname, ' ', author_lname) AS author, <text:s/>COUNT(*) FROM books GROUP BY author;</text:p>
      <text:p text:style-name="Standard"/>
      <text:p text:style-name="Standard">-- min / max with grouping</text:p>
      <text:p text:style-name="Standard"/>
      <text:p text:style-name="Standard">-- SELECT author_lname, MIN(released_year) FROM books GROUP BY author_lname;</text:p>
      <text:p text:style-name="Standard">-- SELECT author_lname, max(released_year) FROM books GROUP BY author_lname;</text:p>
      <text:p text:style-name="Standard">-- SELECT author_lname, MAX(released_year), MIN(released_year) FROM books GROUP BY author_lname;</text:p>
      <text:p text:style-name="Standard">-- SELECT author_lname,COUNT(*) as books_written,MAX(released_year) AS latest_release,MIN(released_year) AS earliest_release,MAX(pages) AS longest_page_count FROM books GROUP BY author_lname;</text:p>
      <text:p text:style-name="Standard">-- SELECT author_lname,author_fname,COUNT(*) as books_written,MAX(released_year) AS latest_release,MIN(released_year) <text:s/>AS earliest_release FROM books GROUP BY author_lname, author_fname;</text:p>
      <text:p text:style-name="Standard"/>
      <text:p text:style-name="Standard">-- sum</text:p>
      <text:p text:style-name="Standard"/>
      <text:p text:style-name="Standard">-- SELECT SUM(pages) FROM books;</text:p>
      <text:p text:style-name="Standard">-- SELECT author_lname, COUNT(*), SUM(pages) FROM books GROUP BY author_lname;</text:p>
      <text:p text:style-name="Standard"/>
      <text:p text:style-name="Standard">-- Avg</text:p>
      <text:p text:style-name="Standard"/>
      <text:p text:style-name="Standard">-- SELECT AVG(released_year) FROM books;</text:p>
      <text:p text:style-name="Standard">-- SELECT AVG(pages) FROM books;</text:p>
      <text:p text:style-name="Standard">-- SELECT AVG(stock_quantity) FROM books;</text:p>
      <text:p text:style-name="Standard">-- SELECT released_year, AVG(stock_quantity),COUNT(*) FROM books GROUP BY released_year;</text:p>
      <text:p text:style-name="Standard"/>
      <text:p text:style-name="Standard">-- exercise--</text:p>
      <text:p text:style-name="Standard">-- SELECT COUNT(*) FROM books;</text:p>
      <text:p text:style-name="Standard">-- SELECT released_year, COUNT(*) FROM books GROUP BY released_year;</text:p>
      <text:p text:style-name="Standard">-- select sum(stock_quantity) from books;</text:p>
      <text:p text:style-name="Standard">-- SELECT author_fname,author_lname, AVG(released_year) FROM books GROUP BY author_lname, author_fname;</text:p>
      <text:p text:style-name="Standard">-- SELECT CONCAT(author_fname, ' ', author_lname) AS author, pages FROM books WHERE pages = (SELECT MAX(pages) FROM books);</text:p>
      <text:p text:style-name="Standard">-- SELECT CONCAT(author_fname, ' ', author_lname) AS author, pages FROM books ORDER BY pages DESC LIMIT 1;</text:p>
      <text:p text:style-name="Standard">-- SELECT released_year AS year,COUNT(*) AS '# books',AVG(pages) AS 'avg pages'FROM books GROUP BY released_year ORDER BY released_year;</text:p>
      <text:p text:style-name="Standard"/>
      <text:p text:style-name="Standard">-- time and date--</text:p>
      <text:p text:style-name="Standard"/>
      <text:p text:style-name="Standard">-- CREATE TABLE people (</text:p>
      <text:p text:style-name="Standard">-- <text:tab/>name VARCHAR(100),</text:p>
      <text:p text:style-name="Standard">-- <text:s text:c="4"/>birthdate DATE,</text:p>
      <text:p text:style-name="Standard">-- <text:s text:c="4"/>birthtime TIME,</text:p>
      <text:p text:style-name="Standard"><text:soft-page-break/>-- <text:s text:c="4"/>birthdt DATETIME</text:p>
      <text:p text:style-name="Standard">-- );</text:p>
      <text:p text:style-name="Standard">-- INSERT INTO people (name, birthdate, birthtime, birthdt)</text:p>
      <text:p text:style-name="Standard">-- VALUES ('Elton', '2000-12-25', '11:00:00', '2000-12-25 11:00:00');</text:p>
      <text:p text:style-name="Standard">-- INSERT INTO people (name, birthdate, birthtime, birthdt)</text:p>
      <text:p text:style-name="Standard">-- VALUES ('Lulu', '1985-04-11', '9:45:10', '1985-04-11 9:45:10');</text:p>
      <text:p text:style-name="Standard">-- INSERT INTO people (name, birthdate, birthtime, birthdt)</text:p>
      <text:p text:style-name="Standard">-- VALUES ('Juan', '2020-08-15', '23:59:00', '2020-08-15 23:59:00'); <text:s/></text:p>
      <text:p text:style-name="Standard"/>
      <text:p text:style-name="Standard">-- select * <text:s/>from people;</text:p>
      <text:p text:style-name="Standard"/>
      <text:p text:style-name="Standard">-- SELECT CURTIME();</text:p>
      <text:p text:style-name="Standard">-- SELECT CURDATE();</text:p>
      <text:p text:style-name="Standard">-- SELECT NOW();</text:p>
      <text:p text:style-name="Standard">-- INSERT INTO people (name, birthdate, birthtime, birthdt) VALUES ('Hazel', CURDATE(), CURTIME(), NOW());</text:p>
      <text:p text:style-name="Standard">-- select * <text:s/>from people;</text:p>
      <text:p text:style-name="Standard"/>
      <text:p text:style-name="Standard">-- SELECT </text:p>
      <text:p text:style-name="Standard">-- <text:s text:c="4"/>birthdate,</text:p>
      <text:p text:style-name="Standard">-- <text:s text:c="4"/>DAY(birthdate),</text:p>
      <text:p text:style-name="Standard">-- <text:s text:c="4"/>DAYOFWEEK(birthdate),</text:p>
      <text:p text:style-name="Standard">-- <text:s text:c="4"/>DAYOFYEAR(birthdate)</text:p>
      <text:p text:style-name="Standard">-- FROM people;</text:p>
      <text:p text:style-name="Standard">-- SELECT </text:p>
      <text:p text:style-name="Standard">-- <text:s text:c="4"/>birthdate,</text:p>
      <text:p text:style-name="Standard">-- <text:s text:c="4"/>MONTHNAME(birthdate),</text:p>
      <text:p text:style-name="Standard">-- <text:s text:c="4"/>YEAR(birthdate)</text:p>
      <text:p text:style-name="Standard">-- FROM people;</text:p>
      <text:p text:style-name="Standard"/>
      <text:p text:style-name="Standard">-- SELECT </text:p>
      <text:p text:style-name="Standard">-- <text:s text:c="4"/>birthtime,</text:p>
      <text:p text:style-name="Standard">-- <text:s text:c="4"/>HOUR(birthtime),</text:p>
      <text:p text:style-name="Standard">-- <text:s text:c="4"/>MINUTE(birthtime)</text:p>
      <text:p text:style-name="Standard">-- FROM people;</text:p>
      <text:p text:style-name="Standard"/>
      <text:p text:style-name="Standard">-- SELECT </text:p>
      <text:p text:style-name="Standard">-- <text:s text:c="4"/>birthdt,</text:p>
      <text:p text:style-name="Standard">-- <text:s text:c="4"/>MONTH(birthdt),</text:p>
      <text:p text:style-name="Standard">-- <text:s text:c="4"/>DAY(birthdt),</text:p>
      <text:p text:style-name="Standard">-- <text:s text:c="4"/>HOUR(birthdt),</text:p>
      <text:p text:style-name="Standard">-- <text:s text:c="4"/>MINUTE(birthdt)</text:p>
      <text:p text:style-name="Standard">-- FROM people;</text:p>
      <text:p text:style-name="Standard"/>
      <text:p text:style-name="Standard">-- SELECT birthdate, DATE_FORMAT(birthdate, '%a-%b-%D') FROM people;</text:p>
      <text:p text:style-name="Standard">-- SELECT birthdt, DATE_FORMAT(birthdt, '%H:%i') FROM people;</text:p>
      <text:p text:style-name="Standard">-- SELECT birthdt, DATE_FORMAT(birthdt, 'BORN ON: %r') FROM people; </text:p>
      <text:p text:style-name="Standard"/>
      <text:p text:style-name="Standard">-- date math</text:p>
      <text:p text:style-name="Standard">-- datediff</text:p>
      <text:p text:style-name="Standard">-- select birthdate from people;</text:p>
      <text:p text:style-name="Standard">-- select curdate()from people;</text:p>
      <text:p text:style-name="Standard"><text:soft-page-break/>-- select datediff(curdate(),birthdate) from people;</text:p>
      <text:p text:style-name="Standard">-- select birthdate, datediff(curdate(),birthdate) from people;</text:p>
      <text:p text:style-name="Standard">-- date_add</text:p>
      <text:p text:style-name="Standard">-- select date_add(curdate(),interval 12 year);</text:p>
      <text:p text:style-name="Standard">-- select date_add(curdate(),interval 11 month);</text:p>
      <text:p text:style-name="Standard">-- select date_sub(curdate(),interval 12 month);</text:p>
      <text:p text:style-name="Standard">-- select birthdate from people;</text:p>
      <text:p text:style-name="Standard">-- select birthdate,date_add(birthdate,interval 18 year) from people;</text:p>
      <text:p text:style-name="Standard"><text:s/>-- select curtime();</text:p>
      <text:p text:style-name="Standard"><text:s/>-- select timediff(curtime(),'7:00:00') ;</text:p>
      <text:p text:style-name="Standard">-- select now()- interval 18 year;</text:p>
      <text:p text:style-name="Standard">-- select name,birthdate from people;</text:p>
      <text:p text:style-name="Standard">-- select name,birthdate,birthdate + interval 21 year from people;</text:p>
      <text:p text:style-name="Standard">-- select name,birthdate,year(birthdate + interval 21 year) from people;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2:59:38.270317026</meta:creation-date>
    <dc:date>2023-05-20T23:00:27.982427019</dc:date>
    <meta:editing-duration>PT50S</meta:editing-duration>
    <meta:editing-cycles>1</meta:editing-cycles>
    <meta:document-statistic meta:table-count="0" meta:image-count="0" meta:object-count="0" meta:page-count="13" meta:paragraph-count="523" meta:word-count="3091" meta:character-count="20843" meta:non-whitespace-character-count="17797"/>
    <meta:generator>LibreOffice/7.3.7.2$Linux_X86_64 LibreOffice_project/30$Build-2</meta:generator>
  </office:meta>
</office:document-meta>
</file>